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style:style>
    <style:style style:name="P4" style:family="paragraph" style:parent-style-name="Heading_20_3">
      <style:text-properties fo:language="en" fo:country="US"/>
    </style:style>
    <style:style style:name="P5" style:family="paragraph" style:parent-style-name="Heading_20_1">
      <style:text-properties fo:language="en" fo:country="US" officeooo:rsid="000e5c26" officeooo:paragraph-rsid="000e5c26"/>
    </style:style>
    <style:style style:name="P6" style:family="paragraph" style:parent-style-name="Standard">
      <style:text-properties fo:language="en" fo:country="US" officeooo:rsid="000e5c26" officeooo:paragraph-rsid="000e5c26"/>
    </style:style>
    <style:style style:name="P7" style:family="paragraph" style:parent-style-name="Heading_20_2">
      <style:text-properties fo:language="en" fo:country="US"/>
    </style:style>
    <style:style style:name="P8" style:family="paragraph" style:parent-style-name="Text_20_body">
      <style:text-properties fo:language="en" fo:country="US" officeooo:rsid="00156a59" officeooo:paragraph-rsid="00156a59"/>
    </style:style>
    <style:style style:name="P9" style:family="paragraph" style:parent-style-name="Standard">
      <style:text-properties fo:language="en" fo:country="US" officeooo:rsid="001a0b6f" officeooo:paragraph-rsid="001a0b6f"/>
    </style:style>
    <style:style style:name="P10" style:family="paragraph" style:parent-style-name="Standard">
      <style:text-properties fo:language="en" fo:country="US" officeooo:rsid="001a8551" officeooo:paragraph-rsid="001a8551"/>
    </style:style>
    <style:style style:name="P11" style:family="paragraph" style:parent-style-name="Standard">
      <style:text-properties fo:language="en" fo:country="US" officeooo:rsid="001a9eb2" officeooo:paragraph-rsid="001a9eb2"/>
    </style:style>
    <style:style style:name="P12" style:family="paragraph" style:parent-style-name="Heading_20_1">
      <style:text-properties fo:color="#c9211e" loext:opacity="100%" fo:font-size="12pt" fo:language="en" fo:country="US" style:font-size-asian="12pt" style:font-size-complex="12pt"/>
    </style:style>
    <style:style style:name="P13" style:family="paragraph" style:parent-style-name="Text_20_body">
      <style:text-properties fo:color="#c9211e" loext:opacity="100%" fo:font-size="12pt" fo:language="en" fo:country="US" style:font-size-asian="12pt" style:font-size-complex="12pt"/>
    </style:style>
    <style:style style:name="P14" style:family="paragraph" style:parent-style-name="Standard">
      <style:text-properties fo:color="#c9211e" loext:opacity="100%" fo:font-size="12pt" fo:language="en" fo:country="US" officeooo:rsid="000e5c26" officeooo:paragraph-rsid="000e5c26" style:font-size-asian="12pt" style:font-size-complex="12pt"/>
    </style:style>
    <style:style style:name="P15" style:family="paragraph" style:parent-style-name="Text_20_body">
      <style:text-properties fo:color="#c9211e" loext:opacity="100%" fo:font-weight="bold" style:font-weight-asian="bold" style:font-weight-complex="bold"/>
    </style:style>
    <style:style style:name="P16" style:family="paragraph" style:parent-style-name="Text_20_body">
      <style:text-properties fo:color="#c9211e" loext:opacity="100%"/>
    </style:style>
    <style:style style:name="P17" style:family="paragraph" style:parent-style-name="Standard">
      <style:text-properties fo:color="#c9211e" loext:opacity="100%" fo:font-size="24pt" fo:language="en" fo:country="US" officeooo:rsid="000e5c26" officeooo:paragraph-rsid="000e5c26" style:font-size-asian="24pt" style:font-size-complex="24pt"/>
    </style:style>
    <style:style style:name="P18" style:family="paragraph" style:parent-style-name="Standard">
      <style:text-properties fo:color="#c9211e" loext:opacity="100%" fo:font-size="24pt" fo:language="en" fo:country="US" officeooo:rsid="000e5c26" officeooo:paragraph-rsid="000f70ed" style:font-size-asian="24pt" style:font-size-complex="24pt"/>
    </style:style>
    <style:style style:name="P19" style:family="paragraph" style:parent-style-name="Standard">
      <style:text-properties fo:color="#c9211e" loext:opacity="100%" fo:font-size="24pt" fo:language="en" fo:country="US" officeooo:rsid="000e5c26" officeooo:paragraph-rsid="000f9e83" style:font-size-asian="24pt" style:font-size-complex="24pt"/>
    </style:style>
    <style:style style:name="P20" style:family="paragraph" style:parent-style-name="Heading_20_3">
      <style:text-properties fo:color="#c9211e" loext:opacity="100%" fo:language="en" fo:country="US" officeooo:rsid="00156a59" officeooo:paragraph-rsid="00156a59"/>
    </style:style>
    <style:style style:name="P21" style:family="paragraph" style:parent-style-name="Text_20_body">
      <style:text-properties fo:color="#c9211e" loext:opacity="100%" fo:language="en" fo:country="US" officeooo:rsid="00156a59" officeooo:paragraph-rsid="00156a59" fo:background-color="#ffff00"/>
    </style:style>
    <style:style style:name="P22" style:family="paragraph" style:parent-style-name="Text_20_body">
      <style:paragraph-properties fo:margin-top="0cm" fo:margin-bottom="0cm" style:contextual-spacing="false"/>
    </style:style>
    <style:style style:name="P23" style:family="paragraph" style:parent-style-name="Standard">
      <style:text-properties officeooo:paragraph-rsid="00132ff3"/>
    </style:style>
    <style:style style:name="P24" style:family="paragraph" style:parent-style-name="Heading_20_1">
      <style:text-properties fo:language="en" fo:country="US"/>
    </style:style>
    <style:style style:name="P25" style:family="paragraph" style:parent-style-name="Heading_20_1">
      <style:text-properties fo:color="#c9211e" loext:opacity="100%" fo:font-size="12pt" fo:language="en" fo:country="US" style:font-size-asian="12pt" style:font-size-complex="12pt"/>
    </style:style>
    <style:style style:name="P26" style:family="paragraph" style:parent-style-name="Heading_20_3">
      <style:text-properties fo:color="#c9211e" loext:opacity="100%" fo:language="en" fo:country="US" fo:background-color="#ffff00"/>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text-properties fo:language="en" fo:country="US"/>
    </style:style>
    <style:style style:name="P34" style:family="paragraph" style:parent-style-name="Text_20_body" style:list-style-name="L8">
      <style:text-properties fo:language="en" fo:country="US"/>
    </style:style>
    <style:style style:name="P35" style:family="paragraph" style:parent-style-name="Text_20_body">
      <style:text-properties fo:language="en" fo:country="US"/>
    </style:style>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text-properties fo:color="#c9211e" loext:opacity="100%" fo:language="en" fo:country="US" officeooo:rsid="001ea1f7" officeooo:paragraph-rsid="001ea1f7" fo:background-color="#ffff00"/>
    </style:style>
    <style:style style:name="P43" style:family="paragraph" style:parent-style-name="Text_20_body" style:list-style-name="L15"/>
    <style:style style:name="P44" style:family="paragraph" style:parent-style-name="Text_20_body" style:list-style-name="L16"/>
    <style:style style:name="T1" style:family="text">
      <style:text-properties officeooo:rsid="000f70ed"/>
    </style:style>
    <style:style style:name="T2" style:family="text">
      <style:text-properties officeooo:rsid="000f9e83"/>
    </style:style>
    <style:style style:name="T3" style:family="text">
      <style:text-properties fo:color="#c9211e" loext:opacity="100%" fo:font-size="24pt" fo:language="en" fo:country="US" officeooo:rsid="000e5c26" style:font-size-asian="24pt" style:font-size-complex="24pt"/>
    </style:style>
    <style:style style:name="T4" style:family="text">
      <style:text-properties fo:color="#c9211e" loext:opacity="100%" fo:font-size="24pt" fo:language="en" fo:country="US" officeooo:rsid="00132ff3" style:font-size-asian="24pt" style:font-size-complex="24pt"/>
    </style:style>
    <style:style style:name="T5" style:family="text">
      <style:text-properties fo:color="#c9211e" loext:opacity="100%" fo:background-color="#ffff00" loext:char-shading-value="0"/>
    </style:style>
    <style:style style:name="T6" style:family="text">
      <style:text-properties officeooo:rsid="001a9eb2"/>
    </style:style>
    <style:style style:name="T7" style:family="text">
      <style:text-properties fo:background-color="#ffff00" loext:char-shading-value="0"/>
    </style:style>
    <style:style style:name="T8" style:family="text">
      <style:text-properties fo:background-color="#ffff00" loext:char-shading-value="0"/>
    </style:style>
    <style:style style:name="T9" style:family="text">
      <style:text-properties fo:font-weight="normal" style:font-weight-asian="normal" style:font-weight-complex="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yllabus</text:h>
      <text:h text:style-name="Heading_20_3" text:outline-level="3"><text:span text:style-name="Strong_20_Emphasis">Module 1: Data Collection </text:span></text:h>
      <text:list xml:id="list1827555542" text:style-name="L1">
        <text:list-item>
          <text:p text:style-name="P27">Collecting Data Using APIs </text:p>
        </text:list-item>
        <text:list-item>
          <text:p text:style-name="P27">Collecting Data Using Webscraping </text:p>
        </text:list-item>
        <text:list-item>
          <text:p text:style-name="P27">Exploring Data</text:p>
        </text:list-item>
      </text:list>
      <text:h text:style-name="Heading_20_3" text:outline-level="3"><text:span text:style-name="Strong_20_Emphasis">Module 2: Data Wrangling </text:span></text:h>
      <text:list xml:id="list1044536573" text:style-name="L2">
        <text:list-item>
          <text:p text:style-name="P28">Finding Missing Values </text:p>
        </text:list-item>
        <text:list-item>
          <text:p text:style-name="P28">Determine Missing Values </text:p>
        </text:list-item>
        <text:list-item>
          <text:p text:style-name="P28">Finding Duplicates </text:p>
        </text:list-item>
        <text:list-item>
          <text:p text:style-name="P28">Removing Duplicates </text:p>
        </text:list-item>
        <text:list-item>
          <text:p text:style-name="P28">Normalizing Data</text:p>
        </text:list-item>
      </text:list>
      <text:h text:style-name="Heading_20_3" text:outline-level="3"><text:span text:style-name="Strong_20_Emphasis">Module 3: Exploratory Data Analysis </text:span></text:h>
      <text:list xml:id="list2276105634" text:style-name="L3">
        <text:list-item>
          <text:p text:style-name="P29">Distribution </text:p>
        </text:list-item>
        <text:list-item>
          <text:p text:style-name="P29">Outliers </text:p>
        </text:list-item>
        <text:list-item>
          <text:p text:style-name="P29">Correlation</text:p>
        </text:list-item>
      </text:list>
      <text:p text:style-name="Text_20_body"><text:span text:style-name="Strong_20_Emphasis">Module 4: Data Visualization </text:span></text:p>
      <text:list xml:id="list966352113" text:style-name="L4">
        <text:list-item>
          <text:p text:style-name="P30">Visualizing Distribution of Data </text:p>
        </text:list-item>
        <text:list-item>
          <text:p text:style-name="P30">Relationship </text:p>
        </text:list-item>
        <text:list-item>
          <text:p text:style-name="P30">Composition </text:p>
        </text:list-item>
        <text:list-item>
          <text:p text:style-name="P30">Comparison</text:p>
        </text:list-item>
      </text:list>
      <text:h text:style-name="Heading_20_3" text:outline-level="3"><text:span text:style-name="Strong_20_Emphasis">Module 5: Dashboard Creation</text:span></text:h>
      <text:list xml:id="list1142038213" text:style-name="L5">
        <text:list-item>
          <text:p text:style-name="P31">Dashboards</text:p>
        </text:list-item>
      </text:list>
      <text:h text:style-name="Heading_20_3" text:outline-level="3"><text:span text:style-name="Strong_20_Emphasis">Module 6: Presentation of Findings</text:span></text:h>
      <text:list xml:id="list1182153097" text:style-name="L6">
        <text:list-item>
          <text:p text:style-name="P32">Final Presentation</text:p>
        </text:list-item>
      </text:list>
      <text:p text:style-name="P3"/>
      <text:h text:style-name="P12" text:outline-level="1">Hands-on Lab : Getting Started with Watson Studio</text:h>
      <text:p text:style-name="P13"><text:a xlink:type="simple" xlink:href="https://cf-courses-data.s3.us.cloud-object-storage.appdomain.cloud/IBM-DA0321EN-SkillsNetwork/labs/module%201/Lab%20-%20Getting%20Started%20with%20Watson%20Studio/instructions.md.html?origin=www.coursera.org" text:style-name="Internet_20_link" text:visited-style-name="Visited_20_Internet_20_Link">https://cf-courses-data.s3.us.cloud-object-storage.appdomain.cloud/IBM-DA0321EN-SkillsNetwork/labs/module%201/Lab%20-%20Getting%20Started%20with%20Watson%20Studio/instructions.md.html?origin=www.coursera.org</text:a></text:p>
      <text:p text:style-name="P13"><text:soft-page-break/></text:p>
      <text:p text:style-name="P3"/>
      <text:h text:style-name="P1" text:outline-level="1">Introduction To Capstone Project</text:h>
      <text:p text:style-name="P3">You have recently been hired as a Data Analyst by a global IT and business consulting services firm that is known for their expertise in IT solutions and their team of highly experienced IT consultants. In order to keep pace with changing technologies and remain competitive, your organization regularly analyzes data to help identify future skill requirements. </text:p>
      <text:p text:style-name="P3">As a Data Analyst, you will be assisting with this initiative and have been tasked with collecting data from various sources and identifying trends for this year's report on emerging skills. </text:p>
      <text:p text:style-name="P3">Your first task is to collect the top programming skills that are most in demand from various sources including:</text:p>
      <text:list xml:id="list1368083667" text:style-name="L7">
        <text:list-item>
          <text:p text:style-name="P33">Job postings</text:p>
        </text:list-item>
        <text:list-item>
          <text:p text:style-name="P33">Training portals</text:p>
        </text:list-item>
        <text:list-item>
          <text:p text:style-name="P33">Surveys</text:p>
        </text:list-item>
      </text:list>
      <text:p text:style-name="P3">Once you have collected enough data, you will begin analyzing the data and identify insights and trends that may include the following:</text:p>
      <text:list xml:id="list1724590610" text:style-name="L8">
        <text:list-item>
          <text:p text:style-name="P34">What are the top programming languages in demand?</text:p>
        </text:list-item>
        <text:list-item>
          <text:p text:style-name="P34">What are the top database skills in demand?</text:p>
        </text:list-item>
        <text:list-item>
          <text:p text:style-name="P34">What are the popular IDEs?</text:p>
        </text:list-item>
      </text:list>
      <text:p text:style-name="P3">You will begin by scraping internet web sites and accessing APIs to collect data in various formats like .csv files, excel sheets, and databases. </text:p>
      <text:p text:style-name="P3">Once this is completed, you will make that data ready for analysis using data wrangling techniques. </text:p>
      <text:p text:style-name="P3">When the data is ready you will then want to apply statistical techniques to analyze the data. Then bring all of your information together by using IBM Cognos Analytics to create your dashboard. And finally, show off your storytelling skills by sharing your findings in a presentation.</text:p>
      <text:p text:style-name="P3">You will be evaluated using quizzes in each module as well as the final project presentation.</text:p>
      <text:p text:style-name="P2"/>
      <text:p text:style-name="P2"/>
      <text:h text:style-name="P7" text:outline-level="2">About the dataset</text:h>
      <text:p text:style-name="P2"><text:a xlink:type="simple" xlink:href="https://cf-courses-data.s3.us.cloud-object-storage.appdomain.cloud/IBM-DA0321EN-SkillsNetwork/labs/module%201/Exploring%20the%20dataset/About_the_data_set.md.html?origin=www.coursera.org" text:style-name="Internet_20_link" text:visited-style-name="Visited_20_Internet_20_Link">https://cf-courses-data.s3.us.cloud-object-storage.appdomain.cloud/IBM-DA0321EN-SkillsNetwork/labs/module%201/Exploring%20the%20dataset/About_the_data_set.md.html?origin=www.coursera.org</text:a></text:p>
      <text:p text:style-name="P2"/>
      <text:p text:style-name="P17">WEEK 2</text:p>
      <text:h text:style-name="P5" text:outline-level="1"><text:soft-page-break/>Assignment Overview</text:h>
      <text:p text:style-name="Text_20_body">Data Wrangling or Munging is a process in which we clean up the data set and make it ready for data analysis. In this assignment you will perform the following tasks:</text:p>
      <text:list xml:id="list3715078213" text:style-name="L9">
        <text:list-item>
          <text:p text:style-name="P36">Identify duplicate rows in the data frame.</text:p>
        </text:list-item>
        <text:list-item>
          <text:p text:style-name="P36">Remove duplicate rows from the dataframe.</text:p>
        </text:list-item>
        <text:list-item>
          <text:p text:style-name="P36">Find the number of missing values for all columns.</text:p>
        </text:list-item>
        <text:list-item>
          <text:p text:style-name="P36">Find the value counts for the column "Employment".</text:p>
        </text:list-item>
        <text:list-item>
          <text:p text:style-name="P36">Normalize the data using two existing columns. </text:p>
        </text:list-item>
      </text:list>
      <text:p text:style-name="P18">WEEK <text:span text:style-name="T1">3</text:span></text:p>
      <text:h text:style-name="P5" text:outline-level="1">Assignment Overview</text:h>
      <text:p text:style-name="Text_20_body">After cleaning the dataset, your next step is the analysis. In this stage you will become more familiar with the data set and it will start to take shape. In this assignment you will:</text:p>
      <text:list xml:id="list3897768909" text:style-name="L10">
        <text:list-item>
          <text:p text:style-name="P37">Plot a distribution curve, and histogram.</text:p>
        </text:list-item>
        <text:list-item>
          <text:p text:style-name="P37">Find the median, and outliers of particular columns.</text:p>
        </text:list-item>
        <text:list-item>
          <text:p text:style-name="P37">Compute the Inter Quartile Range.</text:p>
        </text:list-item>
        <text:list-item>
          <text:p text:style-name="P37">Find out the upper and lower bounds, and find correlations between numerical columns.</text:p>
        </text:list-item>
        <text:list-item>
          <text:p text:style-name="P37">Create a new dataframe.</text:p>
        </text:list-item>
      </text:list>
      <text:p text:style-name="P6"/>
      <text:p text:style-name="P19">WEEK <text:span text:style-name="T2">4</text:span></text:p>
      <text:h text:style-name="P5" text:outline-level="1">Assignment Overview</text:h>
      <text:p text:style-name="Text_20_body">In this assignment you will now show off your visualization skills by working with the Stack Overflow Developer Survey 2019 dataset. In this assignment you will:</text:p>
      <text:list xml:id="list2666207159" text:style-name="L11">
        <text:list-item>
          <text:p text:style-name="P38">Create a histogram to show the distribution of data.</text:p>
        </text:list-item>
        <text:list-item>
          <text:p text:style-name="P38">Create different plots such as a scatter, bubble or boxplot.</text:p>
        </text:list-item>
        <text:list-item>
          <text:p text:style-name="P38">Create a pie chart, bar chart, and stacked chart to show medians and counts.</text:p>
        </text:list-item>
      </text:list>
      <text:p text:style-name="P23"><text:span text:style-name="T3">WEEK </text:span><text:span text:style-name="T4">5</text:span></text:p>
      <text:h text:style-name="Heading_20_1" text:outline-level="1">Assignment Overview</text:h>
      <text:p text:style-name="Text_20_body">In this assignment you will continue working with the Stack Overflow Developer Survey 2019 data to create a dashboard. In this dashboard you will create the following:</text:p>
      <text:p text:style-name="Text_20_body"><text:soft-page-break/>A<text:span text:style-name="Strong_20_Emphasis"> Current Technology Usage</text:span> tab containing:</text:p>
      <text:list xml:id="list1142272545" text:style-name="L12">
        <text:list-item>
          <text:p text:style-name="P39">Top 10 Languages </text:p>
        </text:list-item>
        <text:list-item>
          <text:p text:style-name="P39">Top 10 Databases </text:p>
        </text:list-item>
        <text:list-item>
          <text:p text:style-name="P39">Platforms </text:p>
        </text:list-item>
        <text:list-item>
          <text:p text:style-name="P39">Top 10 WebFrames</text:p>
        </text:list-item>
      </text:list>
      <text:p text:style-name="Text_20_body">A<text:span text:style-name="Strong_20_Emphasis"> Future Technology Trends</text:span> tab containing:</text:p>
      <text:list xml:id="list1053110598" text:style-name="L13">
        <text:list-item>
          <text:p text:style-name="P40">Top 10 Languages desired for the next year </text:p>
        </text:list-item>
        <text:list-item>
          <text:p text:style-name="P40">Top 10 Databases desired for the next year </text:p>
        </text:list-item>
        <text:list-item>
          <text:p text:style-name="P40">Desired platforms for the next year </text:p>
        </text:list-item>
        <text:list-item>
          <text:p text:style-name="P40">Top 10 WebFrames desired for the next year </text:p>
        </text:list-item>
      </text:list>
      <text:p text:style-name="Text_20_body">A<text:span text:style-name="Strong_20_Emphasis"> Demographics</text:span> tab containing:</text:p>
      <text:list xml:id="list3144882889" text:style-name="L14">
        <text:list-item>
          <text:p text:style-name="P41">Respondent classified by gender </text:p>
        </text:list-item>
        <text:list-item>
          <text:p text:style-name="P41">Respondent count for countries </text:p>
        </text:list-item>
        <text:list-item>
          <text:p text:style-name="P41">Respondent count by age </text:p>
        </text:list-item>
        <text:list-item>
          <text:p text:style-name="P41">Respondent count by gender and classified by education level</text:p>
        </text:list-item>
      </text:list>
      <text:p text:style-name="Text_20_body"/>
      <text:p text:style-name="P14"/>
      <text:h text:style-name="P12" text:outline-level="1">Hands-on Lab : Getting Started with Cognos Dashboard Embedded</text:h>
      <text:p text:style-name="P3"><text:a xlink:type="simple" xlink:href="https://cf-courses-data.s3.us.cloud-object-storage.appdomain.cloud/IBM-DA0321EN-SkillsNetwork/labs/module%205/Lab%20-%20Getting%20Started%20with%20Cognos%20Dashboard%20Embedded/instructions.md.html?origin=www.coursera.org" text:style-name="Internet_20_link" text:visited-style-name="Visited_20_Internet_20_Link">https://cf-courses-data.s3.us.cloud-object-storage.appdomain.cloud/IBM-DA0321EN-SkillsNetwork/labs/module%205/Lab%20-%20Getting%20Started%20with%20Cognos%20Dashboard%20Embedded/instructions.md.html?origin=www.coursera.org</text:a></text:p>
      <text:h text:style-name="P12" text:outline-level="1">Peer-Graded Assignment: Building a dashboard with Cognos Dashboard Embedded (CDE)</text:h>
      <text:p text:style-name="P3"><text:a xlink:type="simple" xlink:href="https://cf-courses-data.s3.us.cloud-object-storage.appdomain.cloud/IBM-DA0321EN-SkillsNetwork/labs/module%205/Peer%20Graded%20Assignment%20-%20%20Building%20a%20dashboard%20with%20Cognos%20Dashboard%20Embedded/instructions.md.html?origin=www.coursera.org" text:style-name="Internet_20_link" text:visited-style-name="Visited_20_Internet_20_Link">https://cf-courses-data.s3.us.cloud-object-storage.appdomain.cloud/IBM-DA0321EN-SkillsNetwork/labs/module%205/Peer%20Graded%20Assignment%20-%20%20Building%20a%20dashboard%20with%20Cognos%20Dashboard%20Embedded/instructions.md.html?origin=www.coursera.org</text:a></text:p>
      <text:p text:style-name="P3"/>
      <text:p text:style-name="P3"/>
      <text:p text:style-name="P21">PEER ASSIGNMENT LINK </text:p>
      <text:p text:style-name="P8"><text:a xlink:type="simple" xlink:href="https://eu2.ca.analytics.ibm.com/bi/?perspective=dashboard&amp;pathRef=.my_folders%2FIBM_Capstone01&amp;action=view&amp;mode=dashboard&amp;subView=model00000183e4e73bd3_00000003" text:style-name="Internet_20_link" text:visited-style-name="Visited_20_Internet_20_Link">https://eu2.ca.analytics.ibm.com/bi/?perspective=dashboard&amp;pathRef=.my_folders%2FIBM_Capstone01&amp;action=view&amp;mode=dashboard&amp;subView=model00000183e4e73bd3_00000003</text:a></text:p>
      <text:p text:style-name="P8"/>
      <text:h text:style-name="P20" text:outline-level="3"><text:soft-page-break/>The Report Structure</text:h>
      <text:p text:style-name="P8"><text:a xlink:type="simple" xlink:href="https://cf-courses-data.s3.us.cloud-object-storage.appdomain.cloud/IBMDeveloperSkillsNetwork-DS0101EN-SkillsNetwork/labs/Module%203/ReadingReportStructure.md.html?origin=www.coursera.org" text:style-name="Internet_20_link" text:visited-style-name="Visited_20_Internet_20_Link">https://cf-courses-data.s3.us.cloud-object-storage.appdomain.cloud/IBMDeveloperSkillsNetwork-DS0101EN-SkillsNetwork/labs/Module%203/ReadingReportStructure.md.html?origin=www.coursera.org</text:a></text:p>
      <text:p text:style-name="P8"/>
      <text:h text:style-name="P12" text:outline-level="1">Hands-on Lab : Getting Started with PowerPoint for the Web</text:h>
      <text:p text:style-name="P3"><text:a xlink:type="simple" xlink:href="https://cf-courses-data.s3.us.cloud-object-storage.appdomain.cloud/IBM-DA0321EN-SkillsNetwork/labs/module%206/Lab%20-%20Getting%20Started%20with%20PowerPoint%20for%20the%20Web/instructions.md.html?origin=www.coursera.org" text:style-name="Internet_20_link" text:visited-style-name="Visited_20_Internet_20_Link">https://cf-courses-data.s3.us.cloud-object-storage.appdomain.cloud/IBM-DA0321EN-SkillsNetwork/labs/module%206/Lab%20-%20Getting%20Started%20with%20PowerPoint%20for%20the%20Web/instructions.md.html?origin=www.coursera.org</text:a></text:p>
      <text:p text:style-name="P3"/>
      <text:p text:style-name="P42">Final Peer Assignment Link</text:p>
      <text:h text:style-name="P26" text:outline-level="3">IBM Cognos Dashboard Embedded-cv</text:h>
      <text:p text:style-name="P3"><text:a xlink:type="simple" xlink:href="https://eu-de.dataplatform.cloud.ibm.com/dashboards/0f14bedb-b378-4251-bf85-eec0962035d8/view/431be02237ad35de72e6f2e407cb2f557a33770fb7bbd20682d37b4909667297f0381294c87c4c5b8b160766a0e9170dc1" text:style-name="Internet_20_link" text:visited-style-name="Visited_20_Internet_20_Link"><text:span text:style-name="T5">https://eu-de.dataplatform.cloud.ibm.com/dashboards/0f14bedb-b378-4251-bf85-eec0962035d8/view/431be02237ad35de72e6f2e407cb2f557a33770fb7bbd20682d37b4909667297f0381294c87c4c5b8b160766a0e9170dc1</text:span></text:a></text:p>
      <text:p text:style-name="P3"/>
      <text:h text:style-name="P12" text:outline-level="1">Hands-on Lab : Basics of PowerPoint</text:h>
      <text:p text:style-name="P3"><text:a xlink:type="simple" xlink:href="https://cf-courses-data.s3.us.cloud-object-storage.appdomain.cloud/IBM-DA0321EN-SkillsNetwork/labs/module%206/Lab%20-%20Basics%20of%20PowerPoint/instructions.md.html?origin=www.coursera.org" text:style-name="Internet_20_link" text:visited-style-name="Visited_20_Internet_20_Link">https://cf-courses-data.s3.us.cloud-object-storage.appdomain.cloud/IBM-DA0321EN-SkillsNetwork/labs/module%206/Lab%20-%20Basics%20of%20PowerPoint/instructions.md.html?origin=www.coursera.org</text:a></text:p>
      <text:p text:style-name="P3"/>
      <text:h text:style-name="P12" text:outline-level="1">Hands-on Lab : Save your PowerPoint Presentation as PDF</text:h>
      <text:p text:style-name="P3"><text:a xlink:type="simple" xlink:href="https://cf-courses-data.s3.us.cloud-object-storage.appdomain.cloud/IBM-DA0321EN-SkillsNetwork/labs/module%206/Lab%20-%20Save%20your%20PowerPoint%20Presentation%20as%20PDF/instructions.md.html?origin=www.coursera.org" text:style-name="Internet_20_link" text:visited-style-name="Visited_20_Internet_20_Link">https://cf-courses-data.s3.us.cloud-object-storage.appdomain.cloud/IBM-DA0321EN-SkillsNetwork/labs/module%206/Lab%20-%20Save%20your%20PowerPoint%20Presentation%20as%20PDF/instructions.md.html?origin=www.coursera.org</text:a></text:p>
      <text:p text:style-name="P3"/>
      <text:h text:style-name="P1" text:outline-level="1">Peer-graded Assignment: Peer-graded Assignment</text:h>
      <text:p text:style-name="P3"><text:span text:style-name="Strong_20_Emphasis"><text:span text:style-name="T9">There are a total of 50 points possible for this final project. Your final assignment will be graded by your peers who are also completing this assignment. </text:span></text:span></text:p>
      <text:p text:style-name="P3"><text:span text:style-name="Strong_20_Emphasis">The main grading criteria will be:</text:span></text:p>
      <text:list xml:id="list2060153977" text:style-name="L15">
        <text:list-item>
          <text:p text:style-name="P43">Have you uploaded the template presentation in pdf format?</text:p>
        </text:list-item>
        <text:list-item>
          <text:p text:style-name="P43"><text:soft-page-break/>Have you filled up the Title slide with relevant information?</text:p>
        </text:list-item>
        <text:list-item>
          <text:p text:style-name="P43">Have you filled up the Executive Summary slide?</text:p>
        </text:list-item>
        <text:list-item>
          <text:p text:style-name="P43">Have you filled up the Methodology slide?</text:p>
        </text:list-item>
        <text:list-item>
          <text:p text:style-name="P43">Have you used the correct visualizations?</text:p>
        </text:list-item>
        <text:list-item>
          <text:p text:style-name="P43">Have you included the screenshots of the dashboard you created in Module 5?</text:p>
        </text:list-item>
        <text:list-item>
          <text:p text:style-name="P43">Have you titled the charts correctly?</text:p>
        </text:list-item>
        <text:list-item>
          <text:p text:style-name="P43">Have you filled up the findings &amp; implications?</text:p>
        </text:list-item>
        <text:list-item>
          <text:p text:style-name="P43">Have you used the appendix slide to include data collected from other sources?</text:p>
        </text:list-item>
        <text:list-item>
          <text:p text:style-name="P43">Have you used your creativity to improve the presentation beyond the template?</text:p>
        </text:list-item>
        <text:list-item>
          <text:p text:style-name="P43">Have you given any value additions?</text:p>
        </text:list-item>
        <text:list-item>
          <text:p text:style-name="P43">Have you displayed any innovative ideas?</text:p>
        </text:list-item>
      </text:list>
      <text:p text:style-name="Text_20_body">You will not be judged on:</text:p>
      <text:list xml:id="list947259748" text:style-name="L16">
        <text:list-item>
          <text:p text:style-name="P44">Your English language, including spelling or grammatical mistakes.</text:p>
        </text:list-item>
        <text:list-item>
          <text:p text:style-name="P44">The content of any text or image(s) or where a link is hyperlinked to.</text:p>
        </text:list-item>
      </text:list>
      <text:p text:style-name="Text_20_body">To submit your assignment, click on the "My Submissions" Tab at the top of this page. </text:p>
      <text:p text:style-name="P3"/>
      <text:p text:style-name="P3"/>
      <text:h text:style-name="P4" text:outline-level="3"/>
      <text:h text:style-name="P4" text:outline-level="3">1.</text:h>
      <text:section text:style-name="Sect1" text:name="UFAijhWDEeuH7w7V6OoKxQ-legend">
        <text:section text:style-name="Sect1" text:name="prompt-UFAijhWDEeuH7w7V6OoKxQ">
          <text:p text:style-name="P16">Which python module helps you to easily access an API?</text:p>
        </text:section>
      </text:section>
      <text:p text:style-name="P15">Requests</text:p>
      <text:p text:style-name="Text_20_body">Pandas</text:p>
      <text:p text:style-name="Text_20_body">Matplotlib</text:p>
      <text:p text:style-name="Text_20_body">NumPy</text:p>
      <text:p text:style-name="P22">Correct</text:p>
      <text:section text:style-name="Sect1" text:name="zzRDahWDEeuYDwqxZhH-xw-legend">
        <text:h text:style-name="Heading_20_3" text:outline-level="3">2.</text:h>
        <text:section text:style-name="Sect1" text:name="prompt-zzRDahWDEeuYDwqxZhH-xw">
          <text:p text:style-name="P16">How many job postings exist for the Python programming language?</text:p>
        </text:section>
      </text:section>
      <text:p text:style-name="P15">1173</text:p>
      <text:p text:style-name="Text_20_body">2089</text:p>
      <text:p text:style-name="Text_20_body">None of the above</text:p>
      <text:p text:style-name="Text_20_body"><text:soft-page-break/>4025</text:p>
      <text:p text:style-name="P22">Correct</text:p>
      <text:section text:style-name="Sect1" text:name="e8YvGB01EeuYDwqxZhH-xw-legend">
        <text:h text:style-name="Heading_20_3" text:outline-level="3">3.</text:h>
        <text:section text:style-name="Sect1" text:name="prompt-e8YvGB01EeuYDwqxZhH-xw">
          <text:p text:style-name="P16">Of all the locations in the list below, which has the maximum number of job postings?</text:p>
          <text:p text:style-name="Text_20_body">L= ["Los Angeles", "New York", "San Francisco", "Washington DC", "Seattle"]</text:p>
        </text:section>
      </text:section>
      <text:p text:style-name="Text_20_body">New York</text:p>
      <text:p text:style-name="P15">Washington DC</text:p>
      <text:p text:style-name="Text_20_body">Log Angeles</text:p>
      <text:p text:style-name="Text_20_body">Seattle</text:p>
      <text:p text:style-name="P2"/>
      <text:p text:style-name="P9">Top 10 Desired Languages </text:p>
      <text:p text:style-name="P9">Top 10 Desired <text:s/>Database </text:p>
      <text:p text:style-name="P9">Desired Platforms for next Year in 2019</text:p>
      <text:p text:style-name="P9">Top 10 Desired Web Frames </text:p>
      <text:p text:style-name="P9"/>
      <text:p text:style-name="P10">Ratios by Gender </text:p>
      <text:p text:style-name="P10">Number of Developers for each Country <text:span text:style-name="T6">with Filter</text:span></text:p>
      <text:p text:style-name="P11">Number of Developers by Age </text:p>
      <text:p text:style-name="P11">Gender classified by Formal Edu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10T10:55:04.259130125</meta:creation-date>
    <meta:generator>LibreOffice/7.2.2.2$MacOSX_X86_64 LibreOffice_project/02b2acce88a210515b4a5bb2e46cbfb63fe97d56</meta:generator>
    <dc:date>2022-10-19T09:58:29.985252910</dc:date>
    <meta:editing-duration>P1DT5H31M1S</meta:editing-duration>
    <meta:editing-cycles>17</meta:editing-cycles>
    <meta:document-statistic meta:table-count="0" meta:image-count="0" meta:object-count="0" meta:page-count="7" meta:paragraph-count="148" meta:word-count="1077" meta:character-count="8345" meta:non-whitespace-character-count="7439"/>
  </office:meta>
</office:document-meta>
</file>